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background-color="#fff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mplos básicos de HTML</text:p>
      <text:p text:style-name="P1"/>
      <text:p text:style-name="P1">En este capítulo mostraremos algunos ejemplos básicos de HTML.</text:p>
      <text:p text:style-name="P1"/>
      <text:p text:style-name="P1">No se preocupe si usamos etiquetas que aún no conoce.</text:p>
      <text:p text:style-name="P1">Documentos HTML</text:p>
      <text:p text:style-name="P1"/>
      <text:p text:style-name="P1">Todos los documentos HTML deben comenzar con una declaración de tipo de documento:! DOCTYPE html.</text:p>
      <text:p text:style-name="P1"/>
      <text:p text:style-name="P1">El documento HTML en sí comienza con html y termina con / html.</text:p>
      <text:p text:style-name="P1"/>
      <text:p text:style-name="P1">La parte visible del documento HTML está entre body y / body.</text:p>
      <text:p text:style-name="P1"/>
      <text:p text:style-name="P1">En este capítulo mostraremos algunos ejemplos básicos de HTML.</text:p>
      <text:p text:style-name="P1"/>
      <text:p text:style-name="P1">No se preocupe si usamos etiquetas que aún no conoce.</text:p>
      <text:p text:style-name="P1">Documentos HTML</text:p>
      <text:p text:style-name="P1"/>
      <text:p text:style-name="P1">Todos los documentos HTML deben comenzar con una declaración de tipo de documento:! DOCTYPE html.</text:p>
      <text:p text:style-name="P1"/>
      <text:p text:style-name="P1">El documento HTML en sí comienza con html y termina con / html.</text:p>
      <text:p text:style-name="P1"/>
      <text:p text:style-name="P1">La parte visible del documento HTML está entre body y / body.</text:p>
      <text:p text:style-name="P1"/>
      <text:p text:style-name="P2">Encabezados HTML</text:p>
      <text:p text:style-name="P1"/>
      <text:p text:style-name="P1">Los encabezados HTML se definen con las etiquetas h1 a h6.</text:p>
      <text:p text:style-name="P1"/>
      <text:p text:style-name="P1">h1 define el encabezado más importante. h6 define el título menos importante:</text:p>
      <text:p text:style-name="P1"/>
      <text:p text:style-name="P1">Párrafos HTML</text:p>
      <text:p text:style-name="P1"/>
      <text:p text:style-name="P1">Los párrafos HTML se definen con la etiqueta p:</text:p>
      <text:p text:style-name="P1"/>
      <text:p text:style-name="P1">Enlaces HTML</text:p>
      <text:p text:style-name="P1"/>
      <text:p text:style-name="P1">Los enlaces HTML se definen con la etiqueta a:</text:p>
      <text:p text:style-name="P1"/>
      <text:p text:style-name="P1">El destino del enlace se especifica en el atributo href.</text:p>
      <text:p text:style-name="P1"/>
      <text:p text:style-name="P1">Los atributos se utilizan para proporcionar información adicional sobre elementos HTML.</text:p>
      <text:p text:style-name="P1"/>
      <text:p text:style-name="P1">Aprenderá más sobre los atributos en un capítulo posterior.</text:p>
      <text:p text:style-name="P1">Imágenes HTML</text:p>
      <text:p text:style-name="P1"/>
      <text:p text:style-name="P1">Las imágenes HTML se definen con la etiqueta img.</text:p>
      <text:p text:style-name="P1"/>
      <text:p text:style-name="P1">El archivo fuente (src), el texto alternativo (alt), el ancho y la altura se proporcionan como atributos:</text:p>
      <text:p text:style-name="P1"><text:soft-page-break/></text:p>
      <text:p text:style-name="P1">Botones HTML</text:p>
      <text:p text:style-name="P1"/>
      <text:p text:style-name="P1">Los botones HTML se definen con la etiqueta del botón:</text:p>
      <text:p text:style-name="P1"/>
      <text:p text:style-name="P1">Listas HTML</text:p>
      <text:p text:style-name="P1"/>
      <text:p text:style-name="P1">Las listas HTML se definen con la etiqueta ul (lista no ordenada / con viñetas) o ol (lista ordenada / numerada), seguida de las etiquetas li (elementos de la lista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2:36:25.953853711</meta:creation-date>
    <dc:date>2020-05-09T02:47:39.267691324</dc:date>
    <meta:editing-duration>PT11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275" meta:character-count="1607" meta:non-whitespace-character-count="1362"/>
  </office:meta>
</office:document-meta>
</file>